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style:font-size-asian="28pt" style:font-size-complex="32pt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0ac976" officeooo:paragraph-rsid="000ac976" style:font-size-asian="28pt" style:font-size-complex="32pt"/>
    </style:style>
    <style:style style:name="P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e7519" style:font-size-asian="28pt" style:font-size-complex="32pt"/>
    </style:style>
    <style:style style:name="P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e7519" officeooo:paragraph-rsid="00202157" style:font-size-asian="28pt" style:font-size-complex="3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79dc0" officeooo:paragraph-rsid="00279dc0" style:font-size-asian="28pt" style:font-size-complex="32pt"/>
    </style:style>
    <style:style style:name="P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79dc0" officeooo:paragraph-rsid="0029ec4c" style:font-size-asian="28pt" style:font-size-complex="32pt"/>
    </style:style>
    <style:style style:name="P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79dc0" officeooo:paragraph-rsid="002b76c9" style:font-size-asian="28pt" style:font-size-complex="32pt"/>
    </style:style>
    <style:style style:name="P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9109d" officeooo:paragraph-rsid="0029109d" style:font-size-asian="28pt" style:font-size-complex="32pt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fo:font-weight="bold" style:font-size-asian="28pt" style:font-weight-asian="bold" style:font-size-complex="32pt" style:font-weight-complex="bold"/>
    </style:style>
    <style:style style:name="P11" style:family="paragraph" style:parent-style-name="Standard">
      <style:text-properties fo:font-size="32pt" officeooo:rsid="000f3547" officeooo:paragraph-rsid="000f3547" style:font-size-asian="28pt" style:font-size-complex="32pt"/>
    </style:style>
    <style:style style:name="P12" style:family="paragraph" style:parent-style-name="Standard">
      <style:text-properties fo:font-size="32pt" officeooo:rsid="0012b0bb" officeooo:paragraph-rsid="0012b0bb" style:font-size-asian="28pt" style:font-size-complex="32pt"/>
    </style:style>
    <style:style style:name="P13" style:family="paragraph" style:parent-style-name="Standard">
      <style:text-properties fo:font-size="32pt" officeooo:rsid="0017ae31" officeooo:paragraph-rsid="0017ae31" style:font-size-asian="28pt" style:font-size-complex="32pt"/>
    </style:style>
    <style:style style:name="P14" style:family="paragraph" style:parent-style-name="Text_20_body">
      <style:text-properties fo:font-size="32pt" officeooo:rsid="0012b0bb" officeooo:paragraph-rsid="0012b0bb" style:font-size-asian="28pt" style:font-size-complex="32pt"/>
    </style:style>
    <style:style style:name="P15" style:family="paragraph" style:parent-style-name="Text_20_body">
      <style:text-properties fo:font-size="32pt" officeooo:rsid="0012b0bb" officeooo:paragraph-rsid="0018c9fe" style:font-size-asian="28pt" style:font-size-complex="32pt"/>
    </style:style>
    <style:style style:name="P16" style:family="paragraph" style:parent-style-name="Text_20_body">
      <style:text-properties fo:font-size="32pt" officeooo:rsid="000f3547" officeooo:paragraph-rsid="000f3547" fo:background-color="#ffff00" style:font-size-asian="28pt" style:font-size-complex="32pt"/>
    </style:style>
    <style:style style:name="P17" style:family="paragraph" style:parent-style-name="Text_20_body">
      <style:text-properties fo:font-size="32pt" officeooo:rsid="0012b0bb" officeooo:paragraph-rsid="0012b0bb" fo:background-color="#ffff00" style:font-size-asian="28pt" style:font-size-complex="32pt"/>
    </style:style>
    <style:style style:name="P18" style:family="paragraph" style:parent-style-name="Text_20_body">
      <style:text-properties fo:font-size="32pt" officeooo:rsid="0012b0bb" officeooo:paragraph-rsid="0018c9fe" fo:background-color="#ffff00" style:font-size-asian="28pt" style:font-size-complex="32pt"/>
    </style:style>
    <style:style style:name="P19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20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e7519" fo:background-color="#ffff00" style:font-size-asian="28pt" style:font-size-complex="32pt"/>
    </style:style>
    <style:style style:name="P21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e7519" officeooo:paragraph-rsid="00202157" fo:background-color="#ffff00" style:font-size-asian="28pt" style:font-size-complex="32pt"/>
    </style:style>
    <style:style style:name="P22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30ff8" officeooo:paragraph-rsid="00230ff8" fo:background-color="#ffff00" style:font-size-asian="28pt" style:font-size-complex="32pt"/>
    </style:style>
    <style:style style:name="P23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79dc0" officeooo:paragraph-rsid="00279dc0" fo:background-color="#ffff00" style:font-size-asian="28pt" style:font-size-complex="32pt"/>
    </style:style>
    <style:style style:name="P24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9ec4c" officeooo:paragraph-rsid="0029ec4c" fo:background-color="#ffff00" style:font-size-asian="28pt" style:font-size-complex="32pt"/>
    </style:style>
    <style:style style:name="P25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430e86" officeooo:paragraph-rsid="00430e86" fo:background-color="#ffff00" style:font-size-asian="28pt" style:font-size-complex="32pt"/>
    </style:style>
    <style:style style:name="P26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279dc0" officeooo:paragraph-rsid="00279dc0" style:font-size-asian="28pt" style:font-size-complex="32pt"/>
    </style:style>
    <style:style style:name="P27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32pt" officeooo:rsid="001e7519" fo:background-color="transparent" style:font-size-asian="28pt" style:font-size-complex="32pt"/>
    </style:style>
    <style:style style:name="P2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22pt" style:font-size-asian="22pt" style:font-size-complex="22pt"/>
    </style:style>
    <style:style style:name="T1" style:family="text">
      <style:text-properties officeooo:rsid="0018c9fe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#ffff00" loext:char-shading-value="0"/>
    </style:style>
    <style:style style:name="T4" style:family="text">
      <style:text-properties officeooo:rsid="001da866"/>
    </style:style>
    <style:style style:name="T5" style:family="text">
      <style:text-properties officeooo:rsid="00202157"/>
    </style:style>
    <style:style style:name="T6" style:family="text">
      <style:text-properties officeooo:rsid="0029109d"/>
    </style:style>
    <style:style style:name="T7" style:family="text">
      <style:text-properties officeooo:rsid="00298436"/>
    </style:style>
    <style:style style:name="T8" style:family="text">
      <style:text-properties officeooo:rsid="0029ec4c"/>
    </style:style>
    <style:style style:name="T9" style:family="text">
      <style:text-properties fo:color="#c9211e"/>
    </style:style>
    <style:style style:name="T10" style:family="text">
      <style:text-properties fo:color="#c9211e" fo:background-color="#ffff00" loext:char-shading-value="0"/>
    </style:style>
    <style:style style:name="T11" style:family="text">
      <style:text-properties fo:color="#c9211e" officeooo:rsid="002b76c9" fo:background-color="#ffff00" loext:char-shading-value="0"/>
    </style:style>
    <style:style style:name="T12" style:family="text">
      <style:text-properties fo:color="#c9211e" officeooo:rsid="0029ec4c"/>
    </style:style>
    <style:style style:name="T13" style:family="text">
      <style:text-properties officeooo:rsid="002b76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Day 2 FCNM LAB</text:p>
      <text:p text:style-name="P11"/>
      <text:p text:style-name="P16">Switch&gt;</text:p>
      <text:p text:style-name="P12">Basic mode (lowest level permission)</text:p>
      <text:p text:style-name="P12"/>
      <text:p text:style-name="P12"/>
      <text:p text:style-name="P14">Switch&gt;?</text:p>
      <text:p text:style-name="P1">Exec commands:</text:p>
      <text:p text:style-name="P1">connect Open a terminal connection</text:p>
      <text:p text:style-name="P1">disable Turn off privileged commands</text:p>
      <text:p text:style-name="P1">disconnect Disconnect an existing network connection</text:p>
      <text:p text:style-name="P1">enable Turn on privileged commands</text:p>
      <text:p text:style-name="P1">exit Exit from the EXEC</text:p>
      <text:p text:style-name="P1">logout Exit from the EXEC</text:p>
      <text:p text:style-name="P1">ping Send echo messages</text:p>
      <text:p text:style-name="P1">resume Resume an active network connection</text:p>
      <text:p text:style-name="P1">show Show running system information</text:p>
      <text:p text:style-name="P1">ssh Open a secure shell client connection</text:p>
      <text:p text:style-name="P1">telnet Open a telnet connection</text:p>
      <text:p text:style-name="P1">terminal Set terminal line parameters</text:p>
      <text:p text:style-name="P1">traceroute Trace route to destination</text:p>
      <text:p text:style-name="P12"/>
      <text:p text:style-name="P14">Switch&gt;enable </text:p>
      <text:p text:style-name="P12"/>
      <text:p text:style-name="P12"/>
      <text:p text:style-name="P12"/>
      <text:p text:style-name="P12"><text:soft-page-break/></text:p>
      <text:p text:style-name="P17">Switch#</text:p>
      <text:p text:style-name="P13">Enable mode (privileged mode) level-15 (highest prvilege on switch)</text:p>
      <text:p text:style-name="P12"/>
      <text:p text:style-name="P12"/>
      <text:p text:style-name="P14">Switch#?</text:p>
      <text:p text:style-name="P14"/>
      <text:p text:style-name="P14">Exec commands:</text:p>
      <text:p text:style-name="P1">clear Reset functions</text:p>
      <text:p text:style-name="P1">clock Manage the system clock</text:p>
      <text:p text:style-name="P1">configure Enter configuration mode</text:p>
      <text:p text:style-name="P1">connect Open a terminal connection</text:p>
      <text:p text:style-name="P1">copy Copy from one file to another</text:p>
      <text:p text:style-name="P1">debug Debugging functions (see also 'undebug')</text:p>
      <text:p text:style-name="P1">delete Delete a file</text:p>
      <text:p text:style-name="P1">dir List files on a filesystem</text:p>
      <text:p text:style-name="P1">disable Turn off privileged commands</text:p>
      <text:p text:style-name="P1">disconnect Disconnect an existing network connection</text:p>
      <text:p text:style-name="P1">enable Turn on privileged commands</text:p>
      <text:p text:style-name="P1">erase Erase a filesystem</text:p>
      <text:p text:style-name="P1">exit Exit from the EXEC</text:p>
      <text:p text:style-name="P1">logout Exit from the EXEC</text:p>
      <text:p text:style-name="P1">more Display the contents of a file</text:p>
      <text:p text:style-name="P1">no Disable debugging informations</text:p>
      <text:p text:style-name="P1">ping Send echo messages</text:p>
      <text:p text:style-name="P1">reload Halt and perform a cold restart</text:p>
      <text:p text:style-name="P1">resume Resume an active network connection</text:p>
      <text:p text:style-name="P1">setup Run the SETUP command facility</text:p>
      <text:p text:style-name="P1">show Show running system information</text:p>
      <text:p text:style-name="P1">ssh Open a secure shell client connection</text:p>
      <text:p text:style-name="P1"><text:soft-page-break/>telnet Open a telnet connection</text:p>
      <text:p text:style-name="P1">terminal Set terminal line parameters</text:p>
      <text:p text:style-name="P1">traceroute Trace route to destination</text:p>
      <text:p text:style-name="P1">undebug Disable debugging functions (see also 'debug')</text:p>
      <text:p text:style-name="P1">write Write running configuration to memory, network, or terminal</text:p>
      <text:p text:style-name="P14"/>
      <text:p text:style-name="P15">Switch#<text:span text:style-name="T2">configure terminal</text:span></text:p>
      <text:p text:style-name="P18">Switch(config)#</text:p>
      <text:p text:style-name="P15"><text:s/><text:span text:style-name="T1">Global configuration mode</text:span></text:p>
      <text:p text:style-name="P3"/>
      <text:p text:style-name="P2"/>
      <text:p text:style-name="P10">Switch(config)#<text:span text:style-name="T2">hostname arun_420_sw1</text:span></text:p>
      <text:p text:style-name="P10"/>
      <text:p text:style-name="P10"/>
      <text:p text:style-name="P10">arun_420_sw1(config)#</text:p>
      <text:p text:style-name="P10"/>
      <text:p text:style-name="P10"/>
      <text:p text:style-name="P10"/>
      <text:p text:style-name="P10"><text:soft-page-break/>arun_420_sw1(config)#<text:span text:style-name="T2">exit</text:span></text:p>
      <text:p text:style-name="P10"/>
      <text:p text:style-name="P10"/>
      <text:p text:style-name="P10">arun_420_sw1#</text:p>
      <text:p text:style-name="P10"/>
      <text:p text:style-name="P10"/>
      <text:p text:style-name="P10">arun_420_sw1#<text:span text:style-name="T2">exit</text:span></text:p>
      <text:p text:style-name="P10"/>
      <text:p text:style-name="P10">arun_420_sw1&gt;</text:p>
      <text:p text:style-name="P10"/>
      <text:p text:style-name="P10"/>
      <text:p text:style-name="P10"/>
      <text:p text:style-name="P10">arun_420_sw1#<text:span text:style-name="T2">show flash: </text:span></text:p>
      <text:p text:style-name="P10"/>
      <text:p text:style-name="P10">Directory of flash:/</text:p>
      <text:p text:style-name="Text_20_body"/>
      <text:p text:style-name="P1">1 -rw- 4670455 &lt;no date&gt; 2960-lanbasek9-mz.150-2.SE4.bin</text:p>
      <text:p text:style-name="Text_20_body"/>
      <text:p text:style-name="P10"><text:soft-page-break/></text:p>
      <text:p text:style-name="P10"/>
      <text:p text:style-name="P2">arun_420_sw1#<text:span text:style-name="T2">show running-config </text:span></text:p>
      <text:p text:style-name="P2"><text:s/><text:span text:style-name="T4">give the running config. </text:span><text:span text:style-name="T5">Current unsaved commands</text:span></text:p>
      <text:p text:style-name="P4"/>
      <text:p text:style-name="P4"/>
      <text:p text:style-name="P4">arun_420_sw1#<text:span text:style-name="T2">write </text:span></text:p>
      <text:p text:style-name="P20"/>
      <text:p text:style-name="P27">Building configuration...</text:p>
      <text:p text:style-name="P1">[OK]</text:p>
      <text:p text:style-name="P20"/>
      <text:p text:style-name="P20"/>
      <text:p text:style-name="P4">arun_420_sw1#<text:span text:style-name="T2">show startup-config </text:span></text:p>
      <text:p text:style-name="P4"/>
      <text:p text:style-name="P5"><text:s/><text:span text:style-name="T4">give the </text:span><text:span text:style-name="T5">statup</text:span><text:span text:style-name="T4"> config</text:span><text:span text:style-name="T5">uration</text:span><text:span text:style-name="T4">. </text:span><text:span text:style-name="T5">Saved commands</text:span></text:p>
      <text:p text:style-name="P5"><text:soft-page-break/></text:p>
      <text:p text:style-name="P5"/>
      <text:p text:style-name="P5">arun_420_sw1(config)#<text:span text:style-name="T2">enable password hpcsa123</text:span></text:p>
      <text:p text:style-name="P21"/>
      <text:p text:style-name="P22">to set enable mode <text:s/>password</text:p>
      <text:p text:style-name="P5"/>
      <text:p text:style-name="P5">arun_420_sw1&gt;<text:span text:style-name="T3">enable</text:span> </text:p>
      <text:p text:style-name="P1">Password:</text:p>
      <text:p text:style-name="P5"/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>set password for basic mode also</text:p>
      <text:p text:style-name="P6"/>
      <text:p text:style-name="P6">arun_420_sw1(config)#</text:p>
      <text:p text:style-name="P6"/>
      <text:p text:style-name="P6">arun_420_sw1(config)#<text:span text:style-name="T2">username test password test123</text:span></text:p>
      <text:p text:style-name="P6"/>
      <text:p text:style-name="P9">username &lt;your_username&gt; password &lt;your_password&gt;</text:p>
      <text:p text:style-name="P6"/>
      <text:p text:style-name="P6"/>
      <text:p text:style-name="P6">arun_420_sw1#write </text:p>
      <text:p text:style-name="P6"><text:s/><text:span text:style-name="T6">saving command in startup configuation</text:span></text:p>
      <text:p text:style-name="P6"/>
      <text:p text:style-name="P6"/>
      <text:p text:style-name="P6"><text:soft-page-break/></text:p>
      <text:p text:style-name="P6"><text:s/><text:span text:style-name="T7">To setup up console connection password</text:span></text:p>
      <text:p text:style-name="P6">arun_420_sw1(config)#<text:span text:style-name="T2">line console 0</text:span></text:p>
      <text:p text:style-name="P23"/>
      <text:p text:style-name="P23">arun_420_sw1(config-line)#login local </text:p>
      <text:p text:style-name="P23"/>
      <text:p text:style-name="P23"/>
      <text:p text:style-name="P23"/>
      <text:p text:style-name="P23">arun_420_sw1#show running-config </text:p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4">To encypt password and save it in startup configuration</text:p>
      <text:p text:style-name="P6"><text:span text:style-name="T2">arun_420_sw1(config)#enable </text:span><text:span text:style-name="T10">secret</text:span><text:span text:style-name="T2"> hpcsa123</text:span></text:p>
      <text:p text:style-name="P23"/>
      <text:p text:style-name="P23"/>
      <text:p text:style-name="P25">To disable commands entered </text:p>
      <text:p text:style-name="P23"/>
      <text:p text:style-name="P7">arun_420_sw1(config)#<text:span text:style-name="T12">no</text:span><text:span text:style-name="T8"> </text:span>enable password</text:p>
      <text:p text:style-name="P6">arun_420_sw1(config)#<text:span text:style-name="T9">no </text:span>username test password test123</text:p>
      <text:p text:style-name="P6"/>
      <text:p text:style-name="P6"/>
      <text:p text:style-name="P6"/>
      <text:p text:style-name="P6"/>
      <text:p text:style-name="P6"><text:soft-page-break/></text:p>
      <text:p text:style-name="P8">arun_420_sw1(config)#<text:span text:style-name="T2">username test </text:span><text:span text:style-name="T11">secret</text:span><text:span text:style-name="T2"> test123</text:span></text:p>
      <text:p text:style-name="P6"><text:s/><text:span text:style-name="T13">it will save password in ecrypted format</text:span></text:p>
      <text:p text:style-name="P6"/>
      <text:p text:style-name="P6">HPCSA_R1_42(config)#enable sec</text:p>
      <text:p text:style-name="P28">HPCSA_R1_42(config)#enable secret test123</text:p>
      <text:p text:style-name="P28">HPCSA_R1_42(config)#username hpcsa secret hpcsa123</text:p>
      <text:p text:style-name="P28">HPCSA_R1_42(config)#exit</text:p>
      <text:p text:style-name="P28">HPCSA_R1_42#</text:p>
      <text:p text:style-name="P28">HPCSA_R1_42#write</text:p>
      <text:p text:style-name="P28">Building configuration...</text:p>
      <text:p text:style-name="P28">[OK]</text:p>
      <text:p text:style-name="P28"/>
      <text:p text:style-name="P28"/>
      <text:p text:style-name="P28">HPCSA_R1_42#conf t</text:p>
      <text:p text:style-name="P28">HPCSA_R1_42(config)#</text:p>
      <text:p text:style-name="P28">HPCSA_R1_42(config)#line console 0</text:p>
      <text:p text:style-name="P28">HPCSA_R1_42(config-line)#login local </text:p>
      <text:p text:style-name="P6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3T22:51:26.157961123</meta:creation-date>
    <dc:date>2024-09-25T00:38:37.512313779</dc:date>
    <meta:editing-duration>PT2H21M44S</meta:editing-duration>
    <meta:editing-cycles>28</meta:editing-cycles>
    <meta:generator>LibreOffice/6.4.7.2$Linux_X86_64 LibreOffice_project/40$Build-2</meta:generator>
    <meta:document-statistic meta:table-count="0" meta:image-count="0" meta:object-count="0" meta:page-count="11" meta:paragraph-count="102" meta:word-count="389" meta:character-count="3172" meta:non-whitespace-character-count="2867"/>
  </office:meta>
</office:document-meta>
</file>